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humanização dos psicoativos</text:p>
      <text:section text:style-name="Sect1" text:name="magicdomid642">
        <text:p text:style-name="Standard"/>
      </text:section>
      <text:section text:style-name="Sect1" text:name="magicdomid922">
        <text:p text:style-name="Standard">A uma pessoa que use psicoativos,</text:p>
      </text:section>
      <text:section text:style-name="Sect1" text:name="magicdomid743">
        <text:p text:style-name="Standard">nós, como sociedade, entregamos veneno.</text:p>
      </text:section>
      <text:section text:style-name="Sect1" text:name="magicdomid897">
        <text:p text:style-name="Standard">Seja curiosidade, instinto, trauma, busca por prazer,</text:p>
      </text:section>
      <text:section text:style-name="Sect1" text:name="magicdomid960">
        <text:p text:style-name="Standard">autoconhecimento ou acidente.</text:p>
      </text:section>
      <text:section text:style-name="Sect1" text:name="magicdomid961">
        <text:p text:style-name="Standard"/>
      </text:section>
      <text:section text:style-name="Sect1" text:name="magicdomid962">
        <text:p text:style-name="Standard">Mais amor, menos violência.</text:p>
      </text:section>
      <text:section text:style-name="Sect1" text:name="magicdomid573">
        <text:p text:style-name="Standard"/>
      </text:section>
      <text:section text:style-name="Sect1" text:name="magicdomid1172">
        <text:p text:style-name="Standard">Eh comum a pessoa</text:p>
      </text:section>
      <text:section text:style-name="Sect1" text:name="magicdomid1193">
        <text:p text:style-name="Standard">precisar de psicoativos para desenvolver seu sistema neurológico,</text:p>
      </text:section>
      <text:section text:style-name="Sect1" text:name="magicdomid1200">
        <text:p text:style-name="Standard">ou para atingir equilíbrio ou bem estar.</text:p>
      </text:section>
      <text:section text:style-name="Sect1" text:name="magicdomid1196">
        <text:p text:style-name="Standard"/>
      </text:section>
      <text:section text:style-name="Sect1" text:name="magicdomid1411">
        <text:p text:style-name="Standard">A distribuição de substancias com controle de qualidade e maior diversidade,</text:p>
      </text:section>
      <text:section text:style-name="Sect1" text:name="magicdomid1380">
        <text:p text:style-name="Standard">certamente amenizará o problema de saúde publica que</text:p>
      </text:section>
      <text:section text:style-name="Sect1" text:name="magicdomid1464">
        <text:p text:style-name="Standard">eh a intoxicação da população. Além disso, a pesquisa sobre novos</text:p>
      </text:section>
      <text:section text:style-name="Sect1" text:name="magicdomid1567">
        <text:p text:style-name="Standard">psicoativos, e a educação no uso e prevenção de problemas,</text:p>
      </text:section>
      <text:section text:style-name="Sect1" text:name="magicdomid1639">
        <text:p text:style-name="Standard">deve capacitar o cidadão e a sociedade para lidar com o</text:p>
      </text:section>
      <text:section text:style-name="Sect1" text:name="magicdomid1709">
        <text:p text:style-name="Standard">uso de substancias que alteram o estado de consciência.</text:p>
      </text:section>
      <text:section text:style-name="Sect1" text:name="magicdomid1710">
        <text:p text:style-name="Standard"/>
      </text:section>
      <text:section text:style-name="Sect1" text:name="magicdomid1801">
        <text:p text:style-name="Standard">A diferentes culturas apresentam seus psicoativos e diferentes usos.</text:p>
      </text:section>
      <text:section text:style-name="Sect1" text:name="magicdomid1793">
        <text:p text:style-name="Standard"/>
      </text:section>
      <text:section text:style-name="Sect1" text:name="magicdomid1896">
        <text:p text:style-name="Standard">Mais amor, muito menos violência. Muito menos, com</text:p>
      </text:section>
      <text:section text:style-name="Sect1" text:name="magicdomid1918">
        <text:p text:style-name="Standard">venenos e tabus trocados por diversidade e conhecimento.</text:p>
      </text:section>
      <text:section text:style-name="Sect1" text:name="magicdomid1482">
        <text:p text:style-name="Standard">Com a luz de que a escolha da pessoa tem a razão de ser</text:p>
        <text:p text:style-name="Standard">que podemos aceitar e querer entender.</text:p>
        <text:p text:style-name="Standard"/>
        <text:p text:style-name="Standard">Tais avanços permeiam toda sociedade, não cabendo a um</text:p>
        <text:p text:style-name="Standard">indivíduo articular todas questões e instâncias. Assim,</text:p>
        <text:p text:style-name="Standard">solicitamos a abertura de uma comunidade no Participa.br</text:p>
        <text:p text:style-name="Standard">e auxílio na aproximação de gestores públicos e sociedade civil.</text:p>
        <text:p text:style-name="Standard"/>
      </text:section>
      <text:section text:style-name="Sect1" text:name="magicdomid1514">
        <text:p text:style-name="Standard">Autoria Anônima e Coletiva, Dez/2014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, sans-serif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 Fabbri</meta:initial-creator>
    <meta:creation-date>2014-12-14T14:13:37</meta:creation-date>
    <dc:date>2014-12-14T14:31:14</dc:date>
    <dc:creator>R Fabbri</dc:creator>
    <meta:editing-duration>PT10M39S</meta:editing-duration>
    <meta:editing-cycles>5</meta:editing-cycles>
    <meta:generator>LibreOffice/3.5$Linux_X86_64 LibreOffice_project/350m1$Build-2</meta:generator>
    <meta:document-statistic meta:table-count="0" meta:image-count="0" meta:object-count="0" meta:page-count="1" meta:paragraph-count="25" meta:word-count="192" meta:character-count="1225" meta:non-whitespace-character-count="1058"/>
  </office:meta>
</office:document-meta>
</file>